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at" style:family="table">
      <style:table-properties style:width="17.59cm" table:align="margins"/>
    </style:style>
    <style:style style:name="dat.A" style:family="table-column">
      <style:table-column-properties style:column-width="1.759cm" style:rel-column-width="6553*"/>
    </style:style>
    <style:style style:name="dat.A1" style:family="table-cell">
      <style:table-cell-properties fo:padding="0.097cm" fo:border-left="0.05pt solid #000000" fo:border-right="none" fo:border-top="0.05pt solid #000000" fo:border-bottom="0.05pt solid #000000"/>
    </style:style>
    <style:style style:name="dat.J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.759cm" style:rel-column-width="655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background-color="#355e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J1" style:family="table-cell">
      <style:table-cell-properties fo:background-color="#006b6b" fo:padding="0.097cm" fo:border="0.05pt solid #000000">
        <style:background-image/>
      </style:table-cell-properties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.759cm" style:rel-column-width="997*"/>
    </style:style>
    <style:style style:name="Table4.E" style:family="table-column">
      <style:table-column-properties style:column-width="1.76cm" style:rel-column-width="99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J1" style:family="table-cell">
      <style:table-cell-properties fo:padding="0.097cm" fo:border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.759cm" style:rel-column-width="655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J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.759cm" style:rel-column-width="655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J1" style:family="table-cell">
      <style:table-cell-properties fo:padding="0.097cm" fo:border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759cm" style:rel-column-width="655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 fo:background-color="#cfe7f5">
        <style:background-image/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fo:background-color="#00dcff">
        <style:background-image/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fo:background-color="#00cccc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fo:background-color="#23b8dc">
        <style:background-image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 fo:background-color="#47b8b8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 fo:background-color="#33a3a3">
        <style:background-image/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 fo:background-color="#198a8a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 fo:background-color="#006b6b">
        <style:background-image/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 fo:background-color="#004a4a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 fo:background-color="#355e00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 fo:background-color="#00b8ff">
        <style:background-image/>
      </style:paragraph-properties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 fo:background-color="#0099ff">
        <style:background-image/>
      </style:paragraph-properties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 fo:background-color="#0047ff">
        <style:background-image/>
      </style:paragraph-properties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 fo:background-color="#2323dc">
        <style:background-image/>
      </style:paragraph-properties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 fo:background-color="#2300dc">
        <style:background-image/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 fo:background-color="#4700b8">
        <style:background-image/>
      </style:paragraph-properties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 fo:background-color="#280099">
        <style:background-image/>
      </style:paragraph-properties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 fo:background-color="#5e11a6">
        <style:background-image/>
      </style:paragraph-properties>
      <style:text-properties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 fo:background-color="#6b0094">
        <style:background-image/>
      </style:paragraph-properties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porte 4. Permutación de segmentos. </text:p>
      <text:p text:style-name="P1"/>
      <text:p text:style-name="P4">El proceso de permutación de segmentos utiliza un arreglo auxiliar para evitar el movimiento de datos durante el proceso de cifrado. <text:s/>A continuación, se observa la un ejemlo de permutación de un conjunto de datos formado por dos paquetes RTP.</text:p>
      <text:p text:style-name="P4"/>
      <text:p text:style-name="P4"/>
      <text:p text:style-name="P3">Permutación del primer paquete RTP.</text:p>
      <text:p text:style-name="P4">Una vez que se ha ejecutado el proceso de inversión y permutación de bits, obtenemos el siguiente arreglo auxiliar que nos indica cómo se permutarán los segmentos que forman el paquete.</text:p>
      <text:p text:style-name="P4"/>
      <text:p text:style-name="P4">Los datos que se obtuvieron durante el proceso de inversión de bits, sin mover la información del primer paquete RTP, fueron los siguientes:</text:p>
      <text:p text:style-name="P4"><text:s text:c="37"/></text:p>
      <table:table table:name="dat" table:style-name="dat">
        <table:table-column table:style-name="dat.A" table:number-columns-repeated="10"/>
        <table:table-row>
          <table:table-cell table:style-name="dat.A1" office:value-type="string">
            <text:p text:style-name="P6">179 <text:s/>40 <text:s/>216 <text:s/>226 <text:s/>64 <text:s text:c="2"/></text:p>
          </table:table-cell>
          <table:table-cell table:style-name="dat.A1" office:value-type="string">
            <text:p text:style-name="P7">80 <text:s/>214 <text:s/>34 <text:s/>185 <text:s/>102 <text:s/></text:p>
          </table:table-cell>
          <table:table-cell table:style-name="dat.A1" office:value-type="string">
            <text:p text:style-name="P8"><text:s text:c="3"/>8 <text:s/>19 <text:s/>97 <text:s/>80 <text:s/>129 <text:s text:c="2"/></text:p>
          </table:table-cell>
          <table:table-cell table:style-name="dat.A1" office:value-type="string">
            <text:p text:style-name="P9">89 <text:s/>5 <text:s/>170 <text:s/>48 <text:s/>128 </text:p>
          </table:table-cell>
          <table:table-cell table:style-name="dat.A1" office:value-type="string">
            <text:p text:style-name="P10">255 <text:s/>219 <text:s/>0 <text:s/>67 <text:s/>0</text:p>
          </table:table-cell>
          <table:table-cell table:style-name="dat.A1" office:value-type="string">
            <text:p text:style-name="P11">70 <text:s/>63 <text:s/>68 <text:s/>224 <text:s/>12</text:p>
          </table:table-cell>
          <table:table-cell table:style-name="dat.A1" office:value-type="string">
            <text:p text:style-name="P12">2 <text:s/>13 <text:s/>157 <text:s/>54 <text:s/>68 </text:p>
          </table:table-cell>
          <table:table-cell table:style-name="dat.A1" office:value-type="string">
            <text:p text:style-name="P13">23 <text:s/>150 <text:s/>6 <text:s/>230 <text:s/>71</text:p>
          </table:table-cell>
          <table:table-cell table:style-name="dat.A1" office:value-type="string">
            <text:p text:style-name="P14">76 <text:s/>137 <text:s/>199 <text:s/>199 <text:s/>135</text:p>
          </table:table-cell>
          <table:table-cell table:style-name="dat.J1" office:value-type="string">
            <text:p text:style-name="P15">3 <text:s/>139 <text:s/>43 <text:s/>71 <text:s/>41 <text:s/></text:p>
          </table:table-cell>
        </table:table-row>
      </table:table>
      <text:p text:style-name="P4"/>
      <text:p text:style-name="P4"/>
      <text:p text:style-name="P4">Ahora, una vez que obtuvimos el arreglo final de índices, se deben de permutar los sigmentos. El resultado obtenido es el siguiente:</text:p>
      <text:p text:style-name="P4"/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P4">4 <text:s/></text:p>
          </table:table-cell>
          <table:table-cell table:style-name="Table1.A1" office:value-type="string">
            <text:p text:style-name="P4">0 </text:p>
          </table:table-cell>
          <table:table-cell table:style-name="Table1.A1" office:value-type="string">
            <text:p text:style-name="P4"><text:s/>7 <text:s/></text:p>
          </table:table-cell>
          <table:table-cell table:style-name="Table1.A1" office:value-type="string">
            <text:p text:style-name="P4">2 <text:s/></text:p>
          </table:table-cell>
          <table:table-cell table:style-name="Table1.A1" office:value-type="string">
            <text:p text:style-name="P4">9 <text:s/></text:p>
          </table:table-cell>
          <table:table-cell table:style-name="Table1.A1" office:value-type="string">
            <text:p text:style-name="P4">3 <text:s/></text:p>
          </table:table-cell>
          <table:table-cell table:style-name="Table1.A1" office:value-type="string">
            <text:p text:style-name="P4">8 <text:s/></text:p>
          </table:table-cell>
          <table:table-cell table:style-name="Table1.A1" office:value-type="string">
            <text:p text:style-name="P4">1 <text:s/></text:p>
          </table:table-cell>
          <table:table-cell table:style-name="Table1.A1" office:value-type="string">
            <text:p text:style-name="P4">5 <text:s/></text:p>
          </table:table-cell>
          <table:table-cell table:style-name="Table1.J1" office:value-type="string">
            <text:p text:style-name="P4">6 </text:p>
          </table:table-cell>
        </table:table-row>
      </table:table>
      <text:p text:style-name="P4"/>
      <table:table table:name="Table2" table:style-name="Table2">
        <table:table-column table:style-name="Table2.A" table:number-columns-repeated="10"/>
        <table:table-row>
          <table:table-cell table:style-name="Table2.A1" office:value-type="string">
            <text:p text:style-name="P10">255 <text:s/>219 <text:s/>0 <text:s/>67 <text:s/>0 </text:p>
          </table:table-cell>
          <table:table-cell table:style-name="Table2.A1" office:value-type="string">
            <text:p text:style-name="P6">179 <text:s/>40 <text:s/>216 <text:s/>226 <text:s/>64 <text:s text:c="2"/></text:p>
          </table:table-cell>
          <table:table-cell table:style-name="Table2.A1" office:value-type="string">
            <text:p text:style-name="P13">23 <text:s/>150 <text:s/>6 <text:s/>230 <text:s/>71</text:p>
          </table:table-cell>
          <table:table-cell table:style-name="Table2.A1" office:value-type="string">
            <text:p text:style-name="P8"><text:s text:c="3"/>8 <text:s/>19 <text:s/>97 <text:s/>80 <text:s/>129 <text:s text:c="2"/></text:p>
          </table:table-cell>
          <table:table-cell table:style-name="Table2.E1" office:value-type="string">
            <text:p text:style-name="P1">3 <text:s/>139 <text:s/>43 <text:s/>71 <text:s/>41 <text:s/></text:p>
          </table:table-cell>
          <table:table-cell table:style-name="Table2.A1" office:value-type="string">
            <text:p text:style-name="P9">89 <text:s/>5 <text:s/>170 <text:s/>48 <text:s/>128 </text:p>
          </table:table-cell>
          <table:table-cell table:style-name="Table2.A1" office:value-type="string">
            <text:p text:style-name="P14">76 <text:s/>137 <text:s/>199 <text:s/>199 <text:s/>135</text:p>
          </table:table-cell>
          <table:table-cell table:style-name="Table2.A1" office:value-type="string">
            <text:p text:style-name="P7">80 <text:s/>214 <text:s/>34 <text:s/>185 <text:s/>102 <text:s/></text:p>
          </table:table-cell>
          <table:table-cell table:style-name="Table2.A1" office:value-type="string">
            <text:p text:style-name="P11">70 <text:s/>63 <text:s/>68 <text:s/>224 <text:s/>12</text:p>
          </table:table-cell>
          <table:table-cell table:style-name="Table2.J1" office:value-type="string">
            <text:p text:style-name="P1">2 <text:s/>13 <text:s/>157 <text:s/>54 <text:s/>68 </text:p>
          </table:table-cell>
        </table:table-row>
      </table:table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ermutación del segundo paquete RTP.</text:p>
      <text:p text:style-name="P4"/>
      <text:p text:style-name="P4"/>
      <text:p text:style-name="P4"/>
      <text:p text:style-name="P4">Para el segundo segmento, los datos que se obtuvieron durante el proceso de inversión de bits y de la utilización del arreglo de índices fueron los siguientes: <text:s text:c="40"/></text:p>
      <text:p text:style-name="P4"><text:s text:c="37"/></text:p>
      <table:table table:name="Table4" table:style-name="Table4">
        <table:table-column table:style-name="Table4.A" table:number-columns-repeated="4"/>
        <table:table-column table:style-name="Table4.E"/>
        <table:table-column table:style-name="Table4.A" table:number-columns-repeated="4"/>
        <table:table-column table:style-name="Table4.E"/>
        <table:table-row>
          <table:table-cell table:style-name="Table4.A1" office:value-type="string">
            <text:p text:style-name="P16">28 <text:s/>149 <text:s/>3 <text:s/>208 <text:s/>82 </text:p>
          </table:table-cell>
          <table:table-cell table:style-name="Table4.A1" office:value-type="string">
            <text:p text:style-name="P17">83 <text:s/>71 <text:s/>13 <text:s/>30 <text:s/>17 </text:p>
          </table:table-cell>
          <table:table-cell table:style-name="Table4.A1" office:value-type="string">
            <text:p text:style-name="P18"><text:s/>86 <text:s/>157 <text:s/>54 <text:s/>16 <text:s/>4 </text:p>
          </table:table-cell>
          <table:table-cell table:style-name="Table4.A1" office:value-type="string">
            <text:p text:style-name="P19">2 <text:s/>12 <text:s/>245 <text:s/>130 <text:s/>16 <text:s text:c="2"/></text:p>
          </table:table-cell>
          <table:table-cell table:style-name="Table4.A1" office:value-type="string">
            <text:p text:style-name="P20">33 <text:s/>24 <text:s/>26 <text:s/>29 <text:s/>29 </text:p>
          </table:table-cell>
          <table:table-cell table:style-name="Table4.A1" office:value-type="string">
            <text:p text:style-name="P21">30 <text:s/>28 <text:s/>19 <text:s/>27 <text:s/>7 <text:s/></text:p>
          </table:table-cell>
          <table:table-cell table:style-name="Table4.A1" office:value-type="string">
            <text:p text:style-name="P22">35 <text:s/>162 <text:s/>38 <text:s/>18 <text:s/>4 </text:p>
          </table:table-cell>
          <table:table-cell table:style-name="Table4.A1" office:value-type="string">
            <text:p text:style-name="P23">108 <text:s/>63 <text:s/>60 <text:s/>80 <text:s/>191 <text:s/></text:p>
          </table:table-cell>
          <table:table-cell table:style-name="Table4.A1" office:value-type="string">
            <text:p text:style-name="P24">166 <text:s/>124 <text:s/>43 <text:s/>64 <text:s/>16</text:p>
          </table:table-cell>
          <table:table-cell table:style-name="Table4.J1" office:value-type="string">
            <text:p text:style-name="P25">44 <text:s/>38 <text:s/>164 <text:s/>78 <text:s/>129 <text:s text:c="5"/> <text:s/></text:p>
          </table:table-cell>
        </table:table-row>
      </table:table>
      <text:p text:style-name="P4"><text:s/></text:p>
      <text:p text:style-name="P4"/>
      <text:p text:style-name="P4"/>
      <text:p text:style-name="P4">Para el proceso de inversión y permutación de bits del sgundo paquete, se obtuvo el arreglo auxiliar <text:s/>de índices mostrado en la parte de abajo, éste nos indica cómo se permutarán los segmentos del paquete. También se muestra el paquete RTP obtenido a la hora de aplicar el intercambio de segmentos indicado.</text:p>
      <text:p text:style-name="P4"/>
      <text:p text:style-name="P4"/>
      <table:table table:name="Table3" table:style-name="Table3">
        <table:table-column table:style-name="Table3.A" table:number-columns-repeated="10"/>
        <table:table-row>
          <table:table-cell table:style-name="Table3.A1" office:value-type="string">
            <text:p text:style-name="P4">4 <text:s/></text:p>
          </table:table-cell>
          <table:table-cell table:style-name="Table3.A1" office:value-type="string">
            <text:p text:style-name="P4">2 </text:p>
          </table:table-cell>
          <table:table-cell table:style-name="Table3.A1" office:value-type="string">
            <text:p text:style-name="P4"><text:s/>5 <text:s/></text:p>
          </table:table-cell>
          <table:table-cell table:style-name="Table3.A1" office:value-type="string">
            <text:p text:style-name="P4">6 <text:s/></text:p>
          </table:table-cell>
          <table:table-cell table:style-name="Table3.A1" office:value-type="string">
            <text:p text:style-name="P4">8 <text:s/></text:p>
          </table:table-cell>
          <table:table-cell table:style-name="Table3.A1" office:value-type="string">
            <text:p text:style-name="P4">9 <text:s/></text:p>
          </table:table-cell>
          <table:table-cell table:style-name="Table3.A1" office:value-type="string">
            <text:p text:style-name="P4">7 <text:s/></text:p>
          </table:table-cell>
          <table:table-cell table:style-name="Table3.A1" office:value-type="string">
            <text:p text:style-name="P4">1 <text:s/></text:p>
          </table:table-cell>
          <table:table-cell table:style-name="Table3.A1" office:value-type="string">
            <text:p text:style-name="P4">3 <text:s/></text:p>
          </table:table-cell>
          <table:table-cell table:style-name="Table3.J1" office:value-type="string">
            <text:p text:style-name="P4">0 </text:p>
          </table:table-cell>
        </table:table-row>
      </table:table>
      <text:p text:style-name="P4"/>
      <table:table table:name="Table5" table:style-name="Table5">
        <table:table-column table:style-name="Table5.A" table:number-columns-repeated="10"/>
        <table:table-row>
          <table:table-cell table:style-name="Table5.A1" office:value-type="string">
            <text:p text:style-name="P20">33 <text:s/>24 <text:s/>26 <text:s/>29 <text:s/>29 </text:p>
          </table:table-cell>
          <table:table-cell table:style-name="Table5.A1" office:value-type="string">
            <text:p text:style-name="P18"><text:s/>86 <text:s/>157 <text:s/>54 <text:s/>16 <text:s/>4 </text:p>
          </table:table-cell>
          <table:table-cell table:style-name="Table5.A1" office:value-type="string">
            <text:p text:style-name="P21">30 <text:s/>28 <text:s/>19 <text:s/>27 <text:s/>7 </text:p>
          </table:table-cell>
          <table:table-cell table:style-name="Table5.A1" office:value-type="string">
            <text:p text:style-name="P22">35 <text:s/>162 <text:s/>38 <text:s/>18 <text:s/>4 </text:p>
          </table:table-cell>
          <table:table-cell table:style-name="Table5.A1" office:value-type="string">
            <text:p text:style-name="P24">166 <text:s/>124 <text:s/>43 <text:s/>64 <text:s/>16</text:p>
          </table:table-cell>
          <table:table-cell table:style-name="Table5.A1" office:value-type="string">
            <text:p text:style-name="P25">44 <text:s/>38 <text:s/>164 <text:s/>78 <text:s/>129 <text:s text:c="5"/> <text:s/></text:p>
          </table:table-cell>
          <table:table-cell table:style-name="Table5.A1" office:value-type="string">
            <text:p text:style-name="P23">108 <text:s/>63 <text:s/>60 <text:s/>80 <text:s/>191 <text:s/></text:p>
          </table:table-cell>
          <table:table-cell table:style-name="Table5.A1" office:value-type="string">
            <text:p text:style-name="P17">83 <text:s/>71 <text:s/>13 <text:s/>30 <text:s/>17 </text:p>
          </table:table-cell>
          <table:table-cell table:style-name="Table5.A1" office:value-type="string">
            <text:p text:style-name="P19">2 <text:s/>12 <text:s/>245 <text:s/>130 <text:s/>16 <text:s text:c="2"/></text:p>
          </table:table-cell>
          <table:table-cell table:style-name="Table5.J1" office:value-type="string">
            <text:p text:style-name="P16">28 <text:s/>149 <text:s/>3 <text:s/>208 <text:s/>82 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04-20T16:44:29</meta:creation-date>
    <dc:date>2014-04-21T12:34:10</dc:date>
    <dc:creator>daniel </dc:creator>
    <meta:editing-duration>PT19H34M30S</meta:editing-duration>
    <meta:editing-cycles>6</meta:editing-cycles>
    <meta:generator>LibreOffice/3.5$Linux_x86 LibreOffice_project/350m1$Build-2</meta:generator>
    <meta:document-statistic meta:table-count="6" meta:image-count="0" meta:object-count="0" meta:page-count="2" meta:paragraph-count="72" meta:word-count="430" meta:character-count="2281" meta:non-whitespace-character-count="1529"/>
  </office:meta>
</office:document-meta>
</file>